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b Sales </text:p>
      <text:p text:style-name="Standard"/>
      <text:p text:style-name="Standard">Grew up In Massen Hights virginia</text:p>
      <text:p text:style-name="Standard"><text:tab/>December of 1940 – he enlisted in national guard</text:p>
      <text:p text:style-name="Standard"><text:tab/><text:tab/>he was 15</text:p>
      <text:p text:style-name="Standard"><text:tab/>inducted into service in 1941 – went to maryland in febuary (20<text:span text:style-name="T1">th</text:span>)</text:p>
      <text:p text:style-name="Standard"><text:tab/>trained here for a while </text:p>
      <text:p text:style-name="Standard"/>
      <text:p text:style-name="Standard">AP hill, Virginia he trtained there as well </text:p>
      <text:p text:style-name="Standard"/>
      <text:p text:style-name="Standard">South Hill Virginia he heard about Pearl Harbor</text:p>
      <text:p text:style-name="Standard"><text:tab/>this was war</text:p>
      <text:p text:style-name="Standard"/>
      <text:p text:style-name="Standard">They were sent off as soon as they got back to their base </text:p>
      <text:p text:style-name="Standard"/>
      <text:p text:style-name="Standard">They spent months away from Fort B</text:p>
      <text:p text:style-name="Standard"><text:tab/>Sales then spent time in Florida</text:p>
      <text:p text:style-name="Standard">After traveling to both New york and New Jersey he and the group was tole to pack their bags </text:p>
      <text:p text:style-name="Standard"><text:tab/>they were being transported overseas aboard the Queen Mary</text:p>
      <text:p text:style-name="Standard"><text:tab/>the next morning Sales was in England</text:p>
      <text:p text:style-name="Standard"/>
      <text:p text:style-name="Standard">he trained in general combat, hand to hand</text:p>
      <text:p text:style-name="Standard"><text:tab/>he went swimming as well, yet he did not get into fitness until later </text:p>
      <text:p text:style-name="Standard"/>
      <text:p text:style-name="Standard">Sgt. Wright was a good friend to Sales</text:p>
      <text:p text:style-name="Standard"><text:tab/>he ended up being killed in front of him </text:p>
      <text:p text:style-name="Standard">Capt. Zappocutca from Philadelphia </text:p>
      <text:p text:style-name="Standard"><text:tab/>regular army but tough</text:p>
      <text:p text:style-name="Standard"><text:tab/></text:p>
      <text:p text:style-name="Standard">Sales was a part of the 25 Ranger Battalion </text:p>
      <text:p text:style-name="Standard"><text:tab/>trained with British commandos </text:p>
      <text:p text:style-name="Standard"><text:tab/>he partook in very rigorous training </text:p>
      <text:p text:style-name="Standard"><text:tab/><text:tab/>including 7 mile hikes with all their gear</text:p>
      <text:p text:style-name="Standard"><text:tab/><text:tab/>and a 15 mile hike </text:p>
      <text:p text:style-name="Standard"><text:tab/><text:tab/></text:p>
      <text:p text:style-name="Standard">he survived off of British Rations, not much compared to US rations</text:p>
      <text:p text:style-name="Standard">This training helped with survival</text:p>
      <text:p text:style-name="Standard"><text:tab/></text:p>
      <text:p text:style-name="Standard">he expected the Germans to not want their occuyed land </text:p>
      <text:p text:style-name="Standard"><text:tab/>they fought like hell</text:p>
      <text:p text:style-name="Standard"><text:tab/>they never expected the Concentation camps </text:p>
      <text:p text:style-name="Standard"/>
      <text:p text:style-name="Standard">When arriving in the UK Sales traveled from Scotland to England </text:p>
      <text:p text:style-name="Standard"><text:tab/>Sales arrived at an old British army barracks – he remained there for a while </text:p>
      <text:p text:style-name="Standard"><text:tab/>close to Stonehenge and Salsbury </text:p>
      <text:p text:style-name="Standard"><text:tab/>they hiked around and london was close (he used 3 day passes)</text:p>
      <text:p text:style-name="Standard"><text:tab/>At this time the english soldiers were fighting in Africa – lots of single women </text:p>
      <text:p text:style-name="Standard"/>
      <text:p text:style-name="Standard"/>
      <text:p text:style-name="Standard"><text:soft-page-break/>If you could get a 3 day pass you could go to london</text:p>
      <text:p text:style-name="Standard"><text:tab/>there was a lot to see</text:p>
      <text:p text:style-name="Standard"><text:tab/>you get off at 5 PM and you catch a bus into the towns</text:p>
      <text:p text:style-name="Standard"><text:tab/>there were always dances </text:p>
      <text:p text:style-name="Standard"/>
      <text:p text:style-name="Standard">He regreted not seeing all the sights in England </text:p>
      <text:p text:style-name="Standard"><text:tab/>he was busy with other things </text:p>
      <text:p text:style-name="Standard">no fights with fellow allies </text:p>
      <text:p text:style-name="Standard"/>
      <text:p text:style-name="Standard"/>
      <text:p text:style-name="Standard"/>
      <text:p text:style-name="Standard">The red cross </text:p>
      <text:p text:style-name="Standard"><text:tab/>he saw them but not much</text:p>
      <text:p text:style-name="Standard"><text:tab/></text:p>
      <text:p text:style-name="Standard"/>
      <text:p text:style-name="Standard">Operation Tiger </text:p>
      <text:p text:style-name="Standard"><text:tab/>he knew nothing about it at the time </text:p>
      <text:p text:style-name="Standard"/>
      <text:p text:style-name="Standard">to prepare for D-Day</text:p>
      <text:p text:style-name="Standard"><text:tab/>he witnessed top brass In the unit</text:p>
      <text:p text:style-name="Standard"><text:tab/><text:tab/>never saw Eisenhower</text:p>
      <text:p text:style-name="Standard">before the mission he saw the areal photos, and saw the pillboxes</text:p>
      <text:p text:style-name="Standard"/>
      <text:p text:style-name="Standard">When they left they knew nothing </text:p>
      <text:p text:style-name="Standard"><text:tab/>they went to england and boarded a ship called the Empire Joblin</text:p>
      <text:p text:style-name="Standard"><text:tab/>there was one road into the rocky cliffs (it was fortifyed)</text:p>
      <text:p text:style-name="Standard"><text:tab/>they lost a tremendous amount of men </text:p>
      <text:p text:style-name="Standard"/>
      <text:p text:style-name="Standard">Once they broke the lines and got behind the pill boxes Germans fled</text:p>
      <text:p text:style-name="Standard"/>
      <text:p text:style-name="Standard">As soon as they loaded the boats they left for the invasion</text:p>
      <text:p text:style-name="Standard"><text:tab/>there was a jam up in the harbor</text:p>
      <text:p text:style-name="Standard">supposed to land on the 5<text:span text:style-name="T1">th</text:span> of June</text:p>
      <text:p text:style-name="Standard"><text:tab/>they cancelled the trip, due to rough seas</text:p>
      <text:p text:style-name="Standard"/>
      <text:p text:style-name="Standard">good thing they postponed it</text:p>
      <text:p text:style-name="Standard"/>
      <text:p text:style-name="Standard">landed about 7:00 am</text:p>
      <text:p text:style-name="Standard"><text:tab/>found most dead and wounded on the beach </text:p>
      <text:p text:style-name="Standard"><text:tab/>when they got out of the landing craft </text:p>
      <text:p text:style-name="Standard"><text:tab/>Sales was the radio operatior</text:p>
      <text:p text:style-name="Standard"><text:tab/>the boats formed a line Abreast formation </text:p>
      <text:p text:style-name="Standard"><text:tab/>they got close and the captain told Sales, What can you see</text:p>
      <text:p text:style-name="Standard"><text:tab/>he saw fire and smoke, </text:p>
      <text:p text:style-name="Standard"><text:tab/>the coxswian said he could not go any further</text:p>
      <text:p text:style-name="Standard"><text:tab/><text:tab/>dropped the raft, and the captian was killed </text:p>
      <text:p text:style-name="Standard"><text:tab/>his comrade got hit as well and he was killed as well </text:p>
      <text:p text:style-name="Standard"><text:tab/>When Sales got off the boat he sank to the bottom of the sea due to the gear he was carrying </text:p>
      <text:p text:style-name="Standard"><text:tab/><text:tab/>he ditched the radio and shot back up out of the water then he swam to the captain </text:p>
      <text:p text:style-name="Standard"><text:soft-page-break/><text:tab/><text:tab/>but when he arrived the blood was bubbling <text:line-break/></text:p>
      <text:p text:style-name="Standard"><text:tab/>he kept crawling until he found a log </text:p>
      <text:p text:style-name="Standard"><text:tab/><text:tab/>a comrade helped him and soon he made it to the beach </text:p>
      <text:p text:style-name="Standard"><text:tab/><text:line-break/><text:tab/>That's where Sgt. Wright saved his life</text:p>
      <text:p text:style-name="Standard"><text:tab/><text:tab/>as Sales was walking towards him they got hit from rocks from mortars</text:p>
      <text:p text:style-name="Standard"/>
      <text:p text:style-name="Standard"><text:tab/>he saw the battalion doctor soon enter the battle instantly killed by Machine guns</text:p>
      <text:p text:style-name="Standard"><text:tab/><text:tab/></text:p>
      <text:p text:style-name="Standard">after two hours he made it to the sea wall <text:line-break/><text:tab/>then he found some other men without guns </text:p>
      <text:p text:style-name="Standard"><text:tab/>they did not know if their allies rolling onto the beach were alive </text:p>
      <text:p text:style-name="Standard"><text:tab/>it was total total chaos</text:p>
      <text:p text:style-name="Standard"><text:tab/></text:p>
      <text:p text:style-name="Standard">first waves were almost cannon fodder</text:p>
      <text:p text:style-name="Standard"><text:tab/>they never had a chance </text:p>
      <text:p text:style-name="Standard"/>
      <text:p text:style-name="Standard">After D-Day </text:p>
      <text:p text:style-name="Standard"><text:tab/>Sales went back to the ship </text:p>
      <text:p text:style-name="Standard"><text:tab/>his firend Max Smith lost his eye at Normandy </text:p>
      <text:p text:style-name="Standard"/>
      <text:p text:style-name="Standard">once the doctor arrived Sales demanded that he return to the front </text:p>
      <text:p text:style-name="Standard"><text:tab/>he was cleared and was told to catch a boat shuffling in Wounded </text:p>
      <text:p text:style-name="Standard"><text:tab/>he grabed his gear and waited </text:p>
      <text:p text:style-name="Standard"><text:tab/>even with a ship going to england he chose to fight </text:p>
      <text:p text:style-name="Standard"><text:tab/>he stayed for two days until he reunited with B company </text:p>
      <text:p text:style-name="Standard"><text:tab/><text:tab/>they were out of everything they need to regroup and resupply</text:p>
      <text:p text:style-name="Standard"/>
      <text:p text:style-name="Standard"><text:tab/>they stayed there two-three days and then they were called back to front</text:p>
      <text:p text:style-name="Standard"><text:tab/><text:tab/>they had travel losses </text:p>
      <text:p text:style-name="Standard"/>
      <text:p text:style-name="Standard"/>
      <text:p text:style-name="Standard"><text:tab/>a lot of small towns on the way throught france </text:p>
      <text:p text:style-name="Standard"><text:tab/><text:tab/>towns totally destroyed </text:p>
      <text:p text:style-name="Standard"><text:tab/>When Sales returned the town of St. Lowe was rebuilt </text:p>
      <text:p text:style-name="Standard">fought for 44 days </text:p>
      <text:p text:style-name="Standard"><text:tab/>then they moved onto the next town Veiux</text:p>
      <text:p text:style-name="Standard"><text:tab/>2<text:span text:style-name="T1">nd</text:span>, 8<text:span text:style-name="T1">th</text:span> and 29<text:span text:style-name="T1">th</text:span> divisions were having trouble there</text:p>
      <text:p text:style-name="Standard"><text:tab/>then he moved on to another town Vistna Peninsula</text:p>
      <text:p text:style-name="Standard">town of Breast a seaport town </text:p>
      <text:p text:style-name="Standard"><text:tab/>a U-boat base </text:p>
      <text:p text:style-name="Standard"><text:tab/>this town was tough, soldiers were told to fight to the death </text:p>
      <text:p text:style-name="Standard"><text:tab/>took several months </text:p>
      <text:p text:style-name="Standard"><text:tab/><text:tab/>40,000 germans surrendered after the battle </text:p>
      <text:p text:style-name="Standard"/>
      <text:p text:style-name="Standard">the war was far from them at this point </text:p>
      <text:p text:style-name="Standard"><text:tab/>they knew they would have to go into Germany </text:p>
      <text:p text:style-name="Standard"><text:tab/>they got the orders to enter a train, </text:p>
      <text:p text:style-name="Standard"><text:soft-page-break/><text:tab/>3 weeks after the invasion he earned the rank of Staff Seargent</text:p>
      <text:p text:style-name="Standard"><text:tab/><text:tab/>took over 2<text:span text:style-name="T1">nd</text:span> platoon </text:p>
      <text:p text:style-name="Standard"><text:tab/><text:tab/>all his luetenets were killed </text:p>
      <text:p text:style-name="Standard">they soon arrived into Germany near Auchen </text:p>
      <text:p text:style-name="Standard"><text:tab/>they sit there to hold the town </text:p>
      <text:p text:style-name="Standard"/>
      <text:p text:style-name="Standard"><text:tab/>finnalty they were told to move, they were for the Rhone River </text:p>
      <text:p text:style-name="Standard"><text:tab/>the Germans were sure to fight with tanks</text:p>
      <text:p text:style-name="Standard"><text:tab/>Sales trained his men with Bazookas</text:p>
      <text:p text:style-name="Standard"><text:tab/></text:p>
      <text:p text:style-name="Standard">the first objective was a town called Cedrick </text:p>
      <text:p text:style-name="Standard"><text:tab/>it was well fortifyed </text:p>
      <text:p text:style-name="Standard"><text:tab/>they had to cross open field </text:p>
      <text:p text:style-name="Standard"><text:tab/>the commander said to Sales at 4am to get the platoon across the field </text:p>
      <text:p text:style-name="Standard"><text:tab/>they followed the orders and once day light hit they made their way back to the headquarters </text:p>
      <text:p text:style-name="Standard">they used tracers and flares, “they turned us down”</text:p>
      <text:p text:style-name="Standard"/>
      <text:p text:style-name="Standard">they had three tanks with them</text:p>
      <text:p text:style-name="Standard"><text:tab/>one tank's track was destroyed by a land mine</text:p>
      <text:p text:style-name="Standard"><text:tab/>when he got back they gave him another tank </text:p>
      <text:p text:style-name="Standard">they told him to cross the field </text:p>
      <text:p text:style-name="Standard"><text:tab/>a German shell almost hit Sales yet he survived the encounter <text:line-break/></text:p>
      <text:p text:style-name="Standard">when he hit the ground he saw the fire from the explosion</text:p>
      <text:p text:style-name="Standard"><text:tab/>his soldiers fought back and took the town</text:p>
      <text:p text:style-name="Standard"><text:tab/></text:p>
      <text:p text:style-name="Standard">This was Sales last day of combat </text:p>
      <text:p text:style-name="Standard"/>
      <text:p text:style-name="Standard"/>
      <text:p text:style-name="Standard">they told him they would have to send him to england </text:p>
      <text:p text:style-name="Standard"><text:tab/>then he went to england for a few days </text:p>
      <text:p text:style-name="Standard"><text:tab/>in the 186<text:span text:style-name="T1">th</text:span> general hospital <text:tab/></text:p>
      <text:p text:style-name="Standard">there was snow at this time </text:p>
      <text:p text:style-name="Standard"><text:tab/>the field doctors then told him he has a serious issue that needed to be treated in the US </text:p>
      <text:p text:style-name="Standard">took 27 days to return to America after a five day journey to England</text:p>
      <text:p text:style-name="Standard"><text:tab/>arrived at Pennsilvania, Valley Forge</text:p>
      <text:p text:style-name="Standard"><text:tab/></text:p>
      <text:p text:style-name="Standard">When he arrived he was in another world,</text:p>
      <text:p text:style-name="Standard"><text:tab/>everyone knew what to do</text:p>
      <text:p text:style-name="Standard"><text:tab/>he stayed here for a year</text:p>
      <text:p text:style-name="Standard"><text:tab/>in March of 1945 Sales was told the doctors could do no more</text:p>
      <text:p text:style-name="Standard"><text:tab/><text:tab/>he took a medical discharge and this time it was March 27<text:span text:style-name="T1">th</text:span> of 1945</text:p>
      <text:p text:style-name="Standard"/>
      <text:p text:style-name="Standard">he won all accomidations expect medal of honor </text:p>
      <text:p text:style-name="Standard"><text:tab/>and his father said he would not last a week (he lasted 5 years)</text:p>
      <text:p text:style-name="Standard"/>
      <text:p text:style-name="Standard">he started a business with his father </text:p>
      <text:p text:style-name="Standard">for five years he held this job</text:p>
      <text:p text:style-name="Standard"><text:tab/>in 1994 he returned to france for the reunion </text:p>
      <text:p text:style-name="Standard"><text:soft-page-break/><text:tab/>he visited the cemetary </text:p>
      <text:p text:style-name="Standard"/>
      <text:p text:style-name="Standard">D-Day Memorial </text:p>
      <text:p text:style-name="Standard"><text:tab/>it's the greatest thing in the world </text:p>
      <text:p text:style-name="Standard"/>
      <text:p text:style-name="Standard">Toad Pagent</text:p>
      <text:p text:style-name="Standard"><text:tab/>he was a leader, he got his men across the beach</text:p>
      <text:p text:style-name="Standard"><text:tab/>he was a good combat soldier </text:p>
      <text:p text:style-name="Standard"><text:tab/>he was picked to be first seargent </text:p>
      <text:p text:style-name="Standard"><text:tab/>Sales shared a foxhole with him </text:p>
      <text:p text:style-name="Standard"><text:tab/>he was wounded </text:p>
      <text:p text:style-name="Standard"/>
      <text:p text:style-name="Standard">Meeting German soldiers</text:p>
      <text:p text:style-name="Standard"><text:tab/>never happened <text:line-break/></text:p>
      <text:p text:style-name="Standard">not until about 20<text:span text:style-name="T1">th</text:span> aniversery did people talk about their experince </text:p>
      <text:p text:style-name="Standard"/>
      <text:p text:style-name="Standard">1990 he held a memorial for Sgt. Wright </text:p>
      <text:p text:style-name="Standard"><text:tab/>B company </text:p>
      <text:p text:style-name="Standard">Sales built a memorial with help from his company </text:p>
      <text:p text:style-name="Standard">June 6<text:span text:style-name="T1">th</text:span> 1990</text:p>
      <text:p text:style-name="Standard"><text:tab/>Harold Bumgardner – Jacksonville, FL</text:p>
      <text:p text:style-name="Standard"><text:tab/></text:p>
      <text:p text:style-name="Standard">Sales is one of few living men who came out of Lynchburg </text:p>
      <text:p text:style-name="Standard"><text:tab/>1 or 2 still living </text:p>
      <text:p text:style-name="Standard"><text:tab/></text:p>
      <text:p text:style-name="Standard">after 67 years </text:p>
      <text:p text:style-name="Standard"><text:tab/>would you do it again?</text:p>
      <text:p text:style-name="Standard"><text:tab/>“I doubt it”</text:p>
      <text:p text:style-name="Standard"/>
      <text:p text:style-name="Standard">he wanted to get away from school and see the world </text:p>
      <text:p text:style-name="Standard"><text:tab/>the only work Sales found was on a farm </text:p>
      <text:p text:style-name="Standard"/>
      <text:p text:style-name="Standard">His family has had no Military history </text:p>
      <text:p text:style-name="Standard"><text:tab/>he was hunting at 10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1:31:35</meta:creation-date>
    <dc:date>2017-03-28T15:20:23</dc:date>
    <meta:editing-duration>PT2H25M35S</meta:editing-duration>
    <meta:editing-cycles>2</meta:editing-cycles>
    <meta:generator>OpenOffice.org/3.4.1$Unix OpenOffice.org_project/341m1$Build-9593</meta:generator>
    <meta:document-statistic meta:table-count="0" meta:image-count="0" meta:object-count="0" meta:page-count="5" meta:paragraph-count="186" meta:word-count="1415" meta:character-count="7449"/>
  </office:meta>
</office:document-meta>
</file>